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BE5F35409A0BC879.png" manifest:media-type="image/png"/>
  <manifest:file-entry manifest:full-path="Pictures/10000201000000300000003076E192B6A6840E0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2fa6015"/>
    </style:style>
    <style:style style:name="P3" style:family="paragraph" style:parent-style-name="Standard">
      <style:text-properties officeooo:paragraph-rsid="004f48b3"/>
    </style:style>
    <style:style style:name="P4" style:family="paragraph" style:parent-style-name="Text_20_body">
      <style:text-properties officeooo:rsid="00552aaa" officeooo:paragraph-rsid="0056c254"/>
    </style:style>
    <style:style style:name="P5" style:family="paragraph" style:parent-style-name="Text_20_body">
      <style:text-properties officeooo:rsid="0050cfd2" officeooo:paragraph-rsid="0056c254"/>
    </style:style>
    <style:style style:name="P6" style:family="paragraph" style:parent-style-name="Table_20_Contents">
      <style:paragraph-properties fo:margin-left="0cm" fo:margin-right="0cm" fo:text-indent="0cm" style:auto-text-indent="false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9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10" style:family="paragraph" style:parent-style-name="Standard">
      <style:text-properties officeooo:rsid="0057b77f" officeooo:paragraph-rsid="005c90c6"/>
    </style:style>
    <style:style style:name="P11" style:family="paragraph" style:parent-style-name="Standard">
      <style:text-properties officeooo:rsid="0059c72f" officeooo:paragraph-rsid="005c90c6"/>
    </style:style>
    <style:style style:name="P12" style:family="paragraph" style:parent-style-name="Standard">
      <style:text-properties fo:color="#c9211e" loext:opacity="100%" officeooo:rsid="0059c72f" officeooo:paragraph-rsid="005c90c6"/>
    </style:style>
    <style:style style:name="P13" style:family="paragraph" style:parent-style-name="Standard">
      <style:text-properties fo:color="#3465a4" loext:opacity="100%" officeooo:rsid="0059c72f" officeooo:paragraph-rsid="005c90c6"/>
    </style:style>
    <style:style style:name="P14" style:family="paragraph" style:parent-style-name="Standard">
      <style:text-properties fo:color="#3465a4" loext:opacity="100%" officeooo:rsid="005ad17d" officeooo:paragraph-rsid="005c90c6"/>
    </style:style>
    <style:style style:name="P15" style:family="paragraph" style:parent-style-name="Standard">
      <style:text-properties officeooo:rsid="005ad17d" officeooo:paragraph-rsid="005c90c6"/>
    </style:style>
    <style:style style:name="P16" style:family="paragraph" style:parent-style-name="Standard">
      <style:text-properties fo:color="#00a933" loext:opacity="100%" officeooo:rsid="005ad17d" officeooo:paragraph-rsid="0059c72f"/>
    </style:style>
    <style:style style:name="P17" style:family="paragraph" style:parent-style-name="Standard">
      <style:text-properties fo:color="#00a933" loext:opacity="100%" officeooo:rsid="005ad17d" officeooo:paragraph-rsid="005c90c6"/>
    </style:style>
    <style:style style:name="P18" style:family="paragraph" style:parent-style-name="Text_20_body">
      <style:text-properties officeooo:rsid="005653dc" officeooo:paragraph-rsid="0056c254"/>
    </style:style>
    <style:style style:name="P19" style:family="paragraph" style:parent-style-name="Text_20_body">
      <style:text-properties officeooo:rsid="005653dc" officeooo:paragraph-rsid="005653dc"/>
    </style:style>
    <style:style style:name="P20" style:family="paragraph" style:parent-style-name="Text_20_body">
      <style:paragraph-properties fo:text-align="start" style:justify-single-word="false"/>
      <style:text-properties officeooo:rsid="005653dc" officeooo:paragraph-rsid="005653dc"/>
    </style:style>
    <style:style style:name="P21" style:family="paragraph" style:parent-style-name="Text_20_body">
      <style:paragraph-properties fo:text-align="start" style:justify-single-word="false"/>
      <style:text-properties officeooo:rsid="005c90c6" officeooo:paragraph-rsid="005c90c6"/>
    </style:style>
    <style:style style:name="P22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5c90c6" officeooo:paragraph-rsid="005c90c6" fo:background-color="#81d41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fo:font-weight="bold" officeooo:rsid="0057b77f" style:font-weight-asian="bold" style:font-weight-complex="bold"/>
    </style:style>
    <style:style style:name="T4" style:family="text">
      <style:text-properties officeooo:rsid="00552aaa"/>
    </style:style>
    <style:style style:name="T5" style:family="text">
      <style:text-properties officeooo:rsid="005653dc"/>
    </style:style>
    <style:style style:name="T6" style:family="text">
      <style:text-properties officeooo:rsid="005721e9"/>
    </style:style>
    <style:style style:name="T7" style:family="text">
      <style:text-properties officeooo:rsid="005a7d19"/>
    </style:style>
    <style:style style:name="T8" style:family="text">
      <style:text-properties officeooo:rsid="005ad17d"/>
    </style:style>
    <style:style style:name="T9" style:family="text">
      <style:text-properties style:use-window-font-color="true" loext:opacity="0%"/>
    </style:style>
    <style:style style:name="T10" style:family="text">
      <style:text-properties fo:language="es" fo:country="E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la1" table:style-name="Tabla1">
        <table:table-column table:style-name="Tabla1.A"/>
        <table:table-column table:style-name="Tabla1.B"/>
        <table:table-row table:style-name="TableLine2395517820208">
          <table:table-cell table:style-name="Tabla1.A1" office:value-type="string">
            <text:p text:style-name="P7"><draw:frame draw:style-name="fr1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6"><text:span text:style-name="T2">Nome</text:span><text:span text:style-name="T1">: </text:span><text:span text:style-name="T3">Andrés Amado Cibreiro</text:span></text:p>
          </table:table-cell>
        </table:table-row>
      </table:table>
      <text:p text:style-name="Standard"/>
      <text:p text:style-name="P2"/>
      <text:p text:style-name="Standard"/>
      <table:table table:name="Tabla4" table:style-name="Tabla4">
        <table:table-column table:style-name="Tabla4.A"/>
        <table:table-column table:style-name="Tabla4.B"/>
        <table:table-row table:style-name="TableLine2395517821024">
          <table:table-cell table:style-name="Tabla4.A1" office:value-type="string">
            <text:p text:style-name="P8"><draw:frame draw:style-name="fr1" draw:name="Imagen8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4.B1" office:value-type="string">
            <text:p text:style-name="P5">1. <text:span text:style-name="T4">Dado un teléfono móbil coas seguintes características:</text:span></text:p>
            <text:p text:style-name="P4"><text:span text:style-name="T5">Captura de vídeo:</text:span> 720p (1280x720 pixeles) <text:span text:style-name="T5">a 30fps e 32 bits</text:span></text:p>
            <text:p text:style-name="P18">Captura de audio: son estéreo con calidade de 16 bits e 2<text:span text:style-name="T6">2,1</text:span> kHz</text:p>
            <text:p text:style-name="P18"/>
            <text:p text:style-name="P12">Cálculo de la <text:span text:style-name="T8">t</text:span>asa de vídeo:</text:p>
            <text:p text:style-name="P11"/>
            <text:p text:style-name="P11">1 Fotograma= 1280x720píxeles</text:p>
            <text:p text:style-name="P11"/>
            <text:p text:style-name="P11">1 Fotograma ocupa (Bits)= 1280x720x32bits</text:p>
            <text:p text:style-name="P11"/>
            <text:p text:style-name="P11">1 Fotograma ocupa (Bytes)= 1 Fotograma ocupa (Bits)/8 Bytes</text:p>
            <text:p text:style-name="P11"/>
            <text:p text:style-name="P11">Tasa transferencia vídeo= (1280x720x32/8)*30= 110592000 Bytes/s</text:p>
            <text:p text:style-name="P11"/>
            <text:p text:style-name="P13">Tasa de vídeo (MiB/s)= 110592000/(1024*1024)= 105,46<text:span text:style-name="T7">875 MiB/s</text:span></text:p>
            <text:p text:style-name="P13"/>
            <text:p text:style-name="P14">aprox= 105,469</text:p>
            <text:p text:style-name="P10"/>
            <text:p text:style-name="P10"/>
            <text:p text:style-name="P10"/>
            <text:p text:style-name="P12">Cálculo de la <text:span text:style-name="T8">t</text:span>asa de vídeo:</text:p>
            <text:p text:style-name="P12"/>
            <text:p text:style-name="P15"><text:span text:style-name="T9">1 Segundo de audio= 22,1*1000*16/8= 44200 Bytes/s</text:span></text:p>
            <text:p text:style-name="P15"><text:span text:style-name="T9"/></text:p>
            <text:p text:style-name="P15"><text:span text:style-name="T9">Tasa de audio estéreo= <text:s/>44200*2= 88400 Bytes/s</text:span></text:p>
            <text:p text:style-name="P15"><text:span text:style-name="T9"/></text:p>
            <text:p text:style-name="P14">Tasa de audio estéreo (MiB/s)= <text:s/>88400/1024*1024= 0,084304809570315 MiB/s</text:p>
            <text:p text:style-name="P14"/>
            <text:p text:style-name="P14">aprox=0,084</text:p>
            <text:p text:style-name="P14"/>
            <text:p text:style-name="P14"/>
            <text:p text:style-name="P17">Tasa de transferencia de material audiovisual= Tasa de vídeo+Tasa de audio= 105,553 MiB/s</text:p>
            <text:p text:style-name="P17"/>
            <text:p text:style-name="P19">Se o espazo de almacenamento libre do que dispoñemos é de 5 GB, indica a duración máxima de vídeo que podemos gravar</text:p>
            <text:p text:style-name="P19"/>
            <text:p text:style-name="P19"><text:soft-page-break/></text:p>
            <text:p text:style-name="P21">Espacio libre 5GB= 5*1000*1000*1000 (Bytes)</text:p>
            <text:p text:style-name="P21">Espacio libre GiB= <text:s/>(5*1000*1000*1000)/(1024*1024*1024)= 4,656612873077392578125 GiB</text:p>
            <text:p text:style-name="P21">*1024= 4768,372 MiB</text:p>
            <text:p text:style-name="P22">Tiempo de <text:span text:style-name="T10">grabación</text:span>= (4768,372 MiB)/105,553 MiB/s)= 45,17 s</text:p>
            <text:p text:style-name="P20"/>
          </table:table-cell>
        </table:table-row>
      </table:table>
      <text:p text:style-name="P3"/>
      <text:p text:style-name="P3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9-22T21:05:53.928000000</dc:date>
    <meta:editing-duration>PT9H16M27S</meta:editing-duration>
    <meta:editing-cycles>142</meta:editing-cycles>
    <meta:generator>LibreOffice/7.1.2.2$Windows_X86_64 LibreOffice_project/8a45595d069ef5570103caea1b71cc9d82b2aae4</meta:generator>
    <meta:document-statistic meta:table-count="2" meta:image-count="2" meta:object-count="0" meta:page-count="2" meta:paragraph-count="26" meta:word-count="161" meta:character-count="1120" meta:non-whitespace-character-count="977"/>
  </office:meta>
</office:document-meta>
</file>